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90000031E50B155FE.png" manifest:media-type="image/png"/>
  <manifest:file-entry manifest:full-path="Pictures/10000001000005F6000002D36201D7E4.png" manifest:media-type="image/png"/>
  <manifest:file-entry manifest:full-path="Pictures/10000001000005EC0000024535A2030B.png" manifest:media-type="image/png"/>
  <manifest:file-entry manifest:full-path="Pictures/10000001000006060000031195B164CB.png" manifest:media-type="image/png"/>
  <manifest:file-entry manifest:full-path="Pictures/10000001000005F00000030DE6BEFA65.png" manifest:media-type="image/png"/>
  <manifest:file-entry manifest:full-path="Pictures/10000001000005F00000030C0B5800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c8b" officeooo:paragraph-rsid="000c7c8b"/>
    </style:style>
    <style:style style:name="P2" style:family="paragraph" style:parent-style-name="Standard">
      <style:paragraph-properties fo:break-before="page"/>
      <style:text-properties fo:font-size="18pt" officeooo:rsid="000c7c8b" officeooo:paragraph-rsid="000c7c8b" style:font-size-asian="15.75pt" style:font-size-complex="18pt"/>
    </style:style>
    <style:style style:name="P3" style:family="paragraph" style:parent-style-name="Standard">
      <style:text-properties fo:font-size="18pt" officeooo:rsid="000c7c8b" officeooo:paragraph-rsid="000c7c8b" style:font-size-asian="15.75pt" style:font-size-complex="18pt"/>
    </style:style>
    <style:style style:name="P4" style:family="paragraph" style:parent-style-name="Standard" style:list-style-name="L1">
      <style:text-properties fo:font-size="18pt" officeooo:rsid="000c7c8b" officeooo:paragraph-rsid="000c7c8b" style:font-size-asian="15.75pt" style:font-size-complex="18pt"/>
    </style:style>
    <style:style style:name="P5" style:family="paragraph" style:parent-style-name="Standard">
      <style:text-properties fo:font-size="18pt" officeooo:rsid="000ddb94" officeooo:paragraph-rsid="000ddb94" style:font-size-asian="15.75pt" style:font-size-complex="18pt"/>
    </style:style>
    <style:style style:name="P6" style:family="paragraph">
      <loext:graphic-properties draw:fill="none"/>
    </style:style>
    <style:style style:name="P7" style:family="paragraph" style:parent-style-name="Standard">
      <style:paragraph-properties fo:break-before="page"/>
      <style:text-properties fo:font-size="18pt" officeooo:rsid="000ddb94" officeooo:paragraph-rsid="000ddb94" style:font-size-asian="15.75pt" style:font-size-complex="18pt"/>
    </style:style>
    <style:style style:name="P8" style:family="paragraph" style:parent-style-name="Standard">
      <style:text-properties fo:font-size="18pt" officeooo:rsid="000ddc9f" officeooo:paragraph-rsid="000ddc9f" style:font-size-asian="15.75pt" style:font-size-complex="18pt"/>
    </style:style>
    <style:style style:name="P9" style:family="paragraph" style:parent-style-name="Standard">
      <style:paragraph-properties fo:break-before="page"/>
      <style:text-properties fo:font-size="18pt" officeooo:rsid="000ddc9f" officeooo:paragraph-rsid="000ddc9f" style:font-size-asian="15.75pt" style:font-size-complex="18pt"/>
    </style:style>
    <style:style style:name="T1" style:family="text">
      <style:text-properties officeooo:rsid="000ddb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1.016cm" fo:min-width="2.355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0.799cm" fo:min-width="15.8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5.126cm" fo:min-width="1.782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3.981cm" fo:min-width="3.83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da</text:p>
      <text:p text:style-name="P2"><draw:frame draw:style-name="fr1" draw:name="Imagen1" text:anchor-type="char" svg:width="17cm" svg:height="18.609cm" draw:z-index="0"><draw:image xlink:href="Pictures/10000001000002D90000031E50B155F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list text:style-name="L1">
        <text:list-header>
          <text:p text:style-name="P4"/>
          <text:p text:style-name="P4"/>
        </text:list-header>
      </text:list>
      <text:p text:style-name="P2"><text:s/><text:span text:style-name="T1">a</text:span>)</text:p>
      <text:p text:style-name="P3"/>
      <text:p text:style-name="P3"/>
      <text:p text:style-name="P3"/>
      <text:p text:style-name="P3"/>
      <text:p text:style-name="P3"/>
      <text:p text:style-name="P5"><draw:custom-shape text:anchor-type="paragraph" draw:z-index="2" draw:name="Forma 1" draw:style-name="gr1" draw:text-style-name="P6" svg:width="2.465cm" svg:height="1.126cm" svg:x="0.672cm" svg:y="7.5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b<draw:frame draw:style-name="fr2" draw:name="Imagen2" text:anchor-type="char" svg:x="0.406cm" svg:y="1.321cm" svg:width="16.365cm" svg:height="7.752cm" draw:z-index="1"><draw:image xlink:href="Pictures/10000001000005F6000002D36201D7E4.png" xlink:type="simple" xlink:show="embed" xlink:actuate="onLoad" draw:mime-type="image/png"/></draw:frame>)</text:p>
      <text:p text:style-name="P5"/>
      <text:p text:style-name="P5">c)</text:p>
      <text:p text:style-name="P5"><draw:custom-shape text:anchor-type="paragraph" draw:z-index="4" draw:name="Forma 2" draw:style-name="gr2" draw:text-style-name="P6" svg:width="16.019cm" svg:height="0.937cm" svg:x="0.323cm" svg:y="4.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n3" text:anchor-type="char" svg:width="17cm" svg:height="6.514cm" draw:z-index="3"><draw:image xlink:href="Pictures/10000001000005EC0000024535A2030B.png" xlink:type="simple" xlink:show="embed" xlink:actuate="onLoad" draw:mime-type="image/png"/></draw:frame></text:p>
      <text:p text:style-name="P5"/>
      <text:p text:style-name="P7">d)</text:p>
      <text:p text:style-name="P5"><draw:custom-shape text:anchor-type="paragraph" draw:z-index="6" draw:name="Forma 3" draw:style-name="gr3" draw:text-style-name="P6" svg:width="1.973cm" svg:height="5.317cm" svg:x="7.586cm" svg:y="3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n4" text:anchor-type="char" svg:x="0cm" svg:y="0cm" svg:width="17cm" svg:height="8.654cm" draw:z-index="5"><draw:image xlink:href="Pictures/10000001000006060000031195B164CB.png" xlink:type="simple" xlink:show="embed" xlink:actuate="onLoad" draw:mime-type="image/png"/></draw:frame></text:p>
      <text:p text:style-name="P5">e)</text:p>
      <text:p text:style-name="P8"><draw:custom-shape text:anchor-type="paragraph" draw:z-index="8" draw:name="Forma 4" draw:style-name="gr4" draw:text-style-name="P6" svg:width="4.306cm" svg:height="4.451cm" svg:x="0.298cm" svg:y="3.9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n5" text:anchor-type="char" svg:width="17cm" svg:height="8.722cm" draw:z-index="7"><draw:image xlink:href="Pictures/10000001000005F00000030C0B5800A9.png" xlink:type="simple" xlink:show="embed" xlink:actuate="onLoad" draw:mime-type="image/png"/></draw:frame></text:p>
      <text:p text:style-name="P8"/>
      <text:p text:style-name="P9">f)</text:p>
      <text:p text:style-name="P8"><draw:frame draw:style-name="fr3" draw:name="Imagen6" text:anchor-type="char" svg:width="17cm" svg:height="8.733cm" draw:z-index="9"><draw:image xlink:href="Pictures/10000001000005F00000030DE6BEFA65.png" xlink:type="simple" xlink:show="embed" xlink:actuate="onLoad" draw:mime-type="image/png"/></draw:frame>s</text:p>
      <text:p text:style-name="P8"/>
      <text:p text:style-name="P8">g)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3:54:50.510000000</meta:creation-date>
    <dc:date>2024-10-02T14:21:32.252000000</dc:date>
    <meta:editing-duration>PT4M56S</meta:editing-duration>
    <meta:editing-cycles>1</meta:editing-cycles>
    <meta:document-statistic meta:table-count="0" meta:image-count="6" meta:object-count="0" meta:page-count="5" meta:paragraph-count="9" meta:word-count="9" meta:character-count="23" meta:non-whitespace-character-count="22"/>
    <meta:generator>LibreOffice/24.8.0.3$Windows_X86_64 LibreOffice_project/0bdf1299c94fe897b119f97f3c613e9dca6be583</meta:generator>
  </office:meta>
</office:document-meta>
</file>